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ocs.google.com/spreadsheets/d/15AKl6z2CblnVyApvvbxSj1V3QdZwJENw--Yf3Pix5KU/edit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9:20:35.343543066</meta:creation-date>
    <dc:date>2021-12-29T19:21:20.695317882</dc:date>
    <meta:editing-duration>PT46S</meta:editing-duration>
    <meta:editing-cycles>1</meta:editing-cycles>
    <meta:document-statistic meta:table-count="0" meta:image-count="0" meta:object-count="0" meta:page-count="1" meta:paragraph-count="1" meta:word-count="2" meta:character-count="100" meta:non-whitespace-character-count="100"/>
    <meta:generator>LibreOffice/7.1.6.2$Linux_X86_64 LibreOffice_project/10$Build-2</meta:generator>
  </office:meta>
</office:document-meta>
</file>